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in" fo:margin-right="0in" fo:line-height="200%" fo:text-align="center" style:justify-single-word="false" fo:text-indent="0.4984in" style:auto-text-indent="true"/>
      <style:text-properties officeooo:rsid="000a83c9" officeooo:paragraph-rsid="000a83c9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line-height="200%" fo:text-align="start" style:justify-single-word="false" fo:text-indent="0.4984in" style:auto-text-indent="true"/>
      <style:text-properties officeooo:rsid="000a83c9" officeooo:paragraph-rsid="000a83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ee Deep in it! - Titus 2:11-12</text:p>
      <text:p text:style-name="P2">What is your addiction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9T14:12:58.401192057</meta:creation-date>
    <dc:title>Default</dc:title>
    <meta:editing-duration>PT1M14S</meta:editing-duration>
    <meta:editing-cycles>2</meta:editing-cycles>
    <meta:generator>LibreOffice/7.3.3.2$Linux_X86_64 LibreOffice_project/30$Build-2</meta:generator>
    <dc:date>2022-05-29T14:14:11.824951193</dc:date>
    <meta:document-statistic meta:table-count="0" meta:image-count="0" meta:object-count="0" meta:page-count="1" meta:paragraph-count="2" meta:word-count="11" meta:character-count="55" meta:non-whitespace-character-count="46"/>
    <meta:template xlink:type="simple" xlink:actuate="onRequest" xlink:title="Default" xlink:href="../../../../../../../home/pastorczo13/Templates/Default1.ott" meta:date="2022-05-29T14:12:57.843704411"/>
  </office:meta>
</office:document-meta>
</file>